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variant="normal" fo:text-transform="none" fo:color="#202122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202122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variant="normal" fo:text-transform="none" fo:color="#202122" style:font-name="Times New Roman" fo:font-size="12pt" fo:letter-spacing="normal" fo:font-style="normal" fo:font-weight="normal" style:font-size-asian="12pt" style:font-style-asian="normal" style:font-size-complex="12pt" style:font-style-complex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202122" style:font-name="Times New Roman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202122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2pt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text-properties fo:font-style="normal" style:font-style-asian="normal" style:font-style-complex="normal"/>
    </style:style>
    <style:style style:name="P1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13" style:family="paragraph" style:parent-style-name="Standard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14" style:family="paragraph" style:parent-style-name="Standard">
      <style:paragraph-properties fo:text-align="center" style:justify-single-word="false" fo:break-before="page"/>
      <style:text-properties fo:font-variant="normal" fo:text-transform="none" fo:color="#202122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P15" style:family="paragraph" style:parent-style-name="Standard" style:list-style-name="L1"/>
    <style:style style:name="P16" style:family="paragraph" style:parent-style-name="Standard" style:list-style-name="L2"/>
    <style:style style:name="P17" style:family="paragraph" style:parent-style-name="Standard" style:list-style-name="L2">
      <style:text-properties fo:font-variant="normal" fo:text-transform="none" fo:color="#202122" style:font-name="Times New Roman" fo:font-size="12pt" fo:letter-spacing="normal" fo:font-style="normal" fo:font-weight="normal" style:font-size-asian="12pt" style:font-size-complex="12pt"/>
    </style:style>
    <style:style style:name="P18" style:family="paragraph" style:parent-style-name="Standard">
      <style:text-properties fo:font-variant="normal" fo:text-transform="none" fo:color="#202122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19" style:family="paragraph" style:parent-style-name="Standard" style:list-style-name="L6">
      <style:paragraph-properties fo:text-align="start" style:justify-single-word="false"/>
      <style:text-properties fo:font-variant="normal" fo:text-transform="none" fo:color="#202122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20" style:family="paragraph" style:parent-style-name="Standard" style:list-style-name="L7">
      <style:text-properties fo:font-variant="normal" fo:text-transform="none" fo:color="#202122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202122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P22" style:family="paragraph" style:parent-style-name="Standard" style:list-style-name="L3"/>
    <style:style style:name="P23" style:family="paragraph" style:parent-style-name="Standard" style:list-style-name="L4"/>
    <style:style style:name="P24" style:family="paragraph" style:parent-style-name="Standard" style:list-style-name="L4">
      <style:text-properties fo:font-style="normal" style:font-style-asian="normal" style:font-style-complex="normal"/>
    </style:style>
    <style:style style:name="P25" style:family="paragraph" style:parent-style-name="Standard" style:list-style-name="L5">
      <style:paragraph-properties fo:text-align="start" style:justify-single-word="false"/>
      <style:text-properties fo:font-weight="normal" style:font-weight-asian="normal" style:font-weight-complex="normal"/>
    </style:style>
    <style:style style:name="P26" style:family="paragraph" style:parent-style-name="Standard" style:list-style-name="L4">
      <style:paragraph-properties fo:break-before="page"/>
    </style:style>
    <style:style style:name="P27" style:family="paragraph" style:parent-style-name="Standard">
      <style:paragraph-properties fo:text-align="center" style:justify-single-word="false" fo:break-before="page"/>
      <style:text-properties fo:font-variant="normal" fo:text-transform="none" fo:color="#202122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202122" fo:letter-spacing="normal" fo:font-style="normal"/>
    </style:style>
    <style:style style:name="T3" style:family="text">
      <style:text-properties fo:font-variant="normal" fo:text-transform="none" fo:color="#202122" fo:letter-spacing="normal" fo:font-style="normal" fo:font-weight="normal"/>
    </style:style>
    <style:style style:name="T4" style:family="text">
      <style:text-properties fo:font-variant="normal" fo:text-transform="none" fo:color="#202122" fo:letter-spacing="normal" fo:font-style="normal" fo:font-weight="normal" style:font-weight-asian="normal" style:font-weight-complex="normal"/>
    </style:style>
    <style:style style:name="T5" style:family="text">
      <style:text-properties fo:font-variant="normal" fo:text-transform="none" fo:color="#202122" style:font-name="Times New Roman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202122" style:font-name="Times New Roman" fo:font-size="12pt" fo:letter-spacing="normal" fo:font-style="normal" fo:font-weight="normal" style:font-size-asian="12pt" style:font-style-asian="normal" style:font-size-complex="12pt" style:font-style-complex="normal"/>
    </style:style>
    <style:style style:name="T7" style:family="text">
      <style:text-properties fo:font-variant="normal" fo:text-transform="none" fo:color="#202122" style:font-name="Times New Roman" fo:font-size="12pt" fo:letter-spacing="normal" fo:font-style="normal" style:font-size-asian="12pt" style:font-size-complex="12pt"/>
    </style:style>
    <style:style style:name="T8" style:family="text">
      <style:text-properties fo:font-variant="normal" fo:text-transform="none" fo:color="#202122" style:font-name="Times New Roman" fo:font-size="12pt" fo:letter-spacing="normal" fo:font-style="italic" fo:font-weight="normal" style:font-size-asian="12pt" style:font-style-asian="italic" style:font-size-complex="12pt" style:font-style-complex="italic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8pt" fo:font-style="italic" style:font-size-asian="8pt" style:font-style-asian="italic" style:font-size-complex="8pt" style:font-style-complex="italic"/>
    </style:style>
    <style:style style:name="T1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3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unde 1</text:p>
      <text:p text:style-name="Standard"><text:span text:style-name="T1">Thema:</text:span> Lekcja organizacyjna.</text:p>
      <text:p text:style-name="Standard"/>
      <text:p text:style-name="Standard">Na stronie internetowej szkoły znajdują się:</text:p>
      <text:list xml:id="list136260398468141591" text:style-name="L1">
        <text:list-item>
          <text:p text:style-name="P15">wymagania leksykalne i gramatyczne na 5 lat</text:p>
        </text:list-item>
        <text:list-item>
          <text:p text:style-name="P15">wymagania na oceny śródroczne i roczne</text:p>
        </text:list-item>
        <text:list-item>
          <text:p text:style-name="P15">ocenianie prac pisemnych</text:p>
        </text:list-item>
      </text:list>
      <text:p text:style-name="Standard"><text:line-break/>Program nauczania dla klasy 4:</text:p>
      <text:list xml:id="list4849428789400316938" text:style-name="L2">
        <text:list-item>
          <text:p text:style-name="P16">podręcznik Effekt 2 + ćwiczenia (rozdział VI, kupowanie ubrań, rozdział VII, cechy charakteru, uczucia i emocje, wygląd, prawdziwi przyjaciele, gramatyka do rozdziału VII, zdania poboczne z spójnikami)</text:p>
        </text:list-item>
        <text:list-item>
          <text:p text:style-name="P16">wenn</text:p>
        </text:list-item>
        <text:list-item>
          <text:p text:style-name="P16">dass</text:p>
        </text:list-item>
        <text:list-item>
          <text:p text:style-name="P16">ob</text:p>
        </text:list-item>
        <text:list-item>
          <text:p text:style-name="P16">zdania pytające zależne</text:p>
        </text:list-item>
        <text:list-item>
          <text:p text:style-name="P16">podręcznik Effekt Neu 3 + ćwiczenia (rozdział II, uprawianie sportu, dyscypliny sportowe, sprzęty sportowe, imprezy sportowe, zdrowy styl życia)</text:p>
        </text:list-item>
        <text:list-item>
          <text:p text:style-name="P16">odmiana czasowników modalnych w czasie przeszłym Pr<text:span text:style-name="T5">äteritum</text:span></text:p>
        </text:list-item>
        <text:list-item>
          <text:p text:style-name="P17">zdania poboczne z spójnikami als i wenn</text:p>
        </text:list-item>
        <text:list-item>
          <text:p text:style-name="P17">rozdział III (święta i uroczystości, przyjęcie urodzinowe, zaproszenia, prezenty)</text:p>
        </text:list-item>
        <text:list-item>
          <text:p text:style-name="P17">odmiana zaimków dzierżawczych</text:p>
        </text:list-item>
        <text:list-item>
          <text:p text:style-name="P17">forma opisowa trybu przypuszczającego Konditional I</text:p>
        </text:list-item>
        <text:list-item>
          <text:p text:style-name="P17">rekcja czasowników</text:p>
        </text:list-item>
        <text:list-item>
          <text:p text:style-name="P17">przysłówki zaimkowe</text:p>
        </text:list-item>
        <text:list-item>
          <text:p text:style-name="P17">dziedziny kultury, imprezy kulturalne</text:p>
        </text:list-item>
        <text:list-item>
          <text:p text:style-name="P16"><text:span text:style-name="T5">bezokolicznik z </text:span><text:span text:style-name="T8">zu </text:span><text:span text:style-name="T6">i bez </text:span><text:span text:style-name="T8">zu</text:span></text:p>
        </text:list-item>
      </text:list>
      <text:p text:style-name="P5"/>
      <text:p text:style-name="Standard"/>
      <text:p text:style-name="Standard"/>
      <text:p text:style-name="P13">Stunde 2</text:p>
      <text:p text:style-name="P2">Thema:<text:span text:style-name="T9"> Dialoge im Bekleidungsgeschäft.</text:span></text:p>
      <text:p text:style-name="Standard"/>
      <text:p text:style-name="Standard">Darf ich diese Hose anprobieren?</text:p>
      <text:p text:style-name="Standard"/>
      <text:p text:style-name="Standard">zufrieden mit + <text:span text:style-name="T10">Dat.</text:span> - zadowolony z <text:span text:style-name="T10">czegoś</text:span></text:p>
      <text:p text:style-name="Standard"/>
      <text:p text:style-name="Standard">Ich möchte dieses T-Shirt zurückgeben.</text:p>
      <text:p text:style-name="Standard">Wie gefällt dir diese Jacke?</text:p>
      <text:p text:style-name="Standard">Ich finde, diese Jacke steht dir gut.</text:p>
      <text:p text:style-name="Standard">Diese Schuhe passen mir nicht.</text:p>
      <text:p text:style-name="Standard">Dieser Hut gehört mir <text:span text:style-name="T11">[III przypadek]</text:span>.</text:p>
      <text:p text:style-name="Standard"/>
      <text:p text:style-name="Standard">Fragepronomen – zaimki pytające</text:p>
      <text:p text:style-name="Standard">welcher/e/es/e – jaki/który (pytamy o konkretną rzecz/osobę z jakiejś grupy)</text:p>
      <text:p text:style-name="Standard">was für ein/e – jaki/jaka/jakie (pytamy o cechy/właściwości)</text:p>
      <text:p text:style-name="Standard">brauchen - potrzebować</text:p>
      <text:p text:style-name="Standard">sich entscheiden – zdecydować się</text:p>
      <text:p text:style-name="Standard"/>
      <text:p text:style-name="Standard">zeigen</text:p>
      <text:p text:style-name="Standard">Ich zeige Ihnen ein oaar Jacketts.</text:p>
      <text:p text:style-name="Standard">drüben</text:p>
      <text:p text:style-name="Standard">etwas Passendes – coś pasującego</text:p>
      <text:p text:style-name="Standard">finden-gefunden – znaleźć</text:p>
      <text:p text:style-name="Standard">ausgezeichnet – wspaniale/znakomicie</text:p>
      <text:p text:style-name="Standard"/>
      <text:p text:style-name="Standard">1b/86</text:p>
      <text:list xml:id="list6577845746075369974" text:style-name="L3">
        <text:list-item>
          <text:p text:style-name="P22">was für ein</text:p>
        </text:list-item>
        <text:list-item>
          <text:p text:style-name="P22">welches</text:p>
        </text:list-item>
      </text:list>
      <text:p text:style-name="Standard"/>
      <text:list xml:id="list5126305570162157669" text:style-name="L4">
        <text:list-item>
          <text:p text:style-name="P26">Gutten tag. Kann ich Ihnen helfen?</text:p>
        </text:list-item>
        <text:list-item>
          <text:p text:style-name="P23">Wo finde ich Winterschuhe?</text:p>
        </text:list-item>
        <text:list-item>
          <text:p text:style-name="P23">In welcher Farbe und welche Schuhgröße haben Sie?</text:p>
        </text:list-item>
        <text:list-item>
          <text:p text:style-name="P23">Hellblau Farbe und fünfunddreißig Schuhgröße</text:p>
        </text:list-item>
        <text:list-item>
          <text:p text:style-name="P23">Wie gefällt Ihnen der Schuhe?</text:p>
        </text:list-item>
        <text:list-item>
          <text:p text:style-name="P23">Der Schuhe passt mir gut.</text:p>
        </text:list-item>
        <text:list-item>
          <text:p text:style-name="P23">Was kosten der Schuhe und <text:span text:style-name="T10">wo finde ich die Kasse</text:span>?</text:p>
        </text:list-item>
        <text:list-item>
          <text:p text:style-name="P24">Der Schuhe kosten zehn Euro. Die Kasse ist neben das Fenster.</text:p>
        </text:list-item>
      </text:list>
      <text:p text:style-name="P10"/>
      <text:p text:style-name="P10">Entschuldigung, wo findde ich Sportschuhe?</text:p>
      <text:p text:style-name="Standard"/>
      <text:p text:style-name="P13">Stunde</text:p>
      <text:p text:style-name="P2">Thema: <text:span text:style-name="T9">Der Nebensatz mir der Konjunktion „wenn”?</text:span></text:p>
      <text:p text:style-name="P11"/>
      <text:p text:style-name="P11">wenn – kiedy/gdy</text:p>
      <text:p text:style-name="P11"/>
      <text:p text:style-name="P11">die Laune – nastrój/humor</text:p>
      <text:p text:style-name="P11">gute Laune – dobry nastrój/humor</text:p>
      <text:p text:style-name="P11"/>
      <text:p text:style-name="P11">Ich gehe shoppen, wenn ich Zeit habe.</text:p>
      <text:p text:style-name="P2"><text:span text:style-name="T9">Wenn ich Zeit habe, </text:span><text:span text:style-name="T12">gehe ich</text:span><text:span text:style-name="T13"> shoppen.</text:span></text:p>
      <text:p text:style-name="P12"/>
      <text:p text:style-name="P12">aufmerksam – uważny</text:p>
      <text:p text:style-name="P12">authentisch – autentyczny</text:p>
      <text:p text:style-name="P12">hilfsbereit – pomocny</text:p>
      <text:p text:style-name="P12"/>
      <text:p text:style-name="P12">Bist du bereit?</text:p>
      <text:p text:style-name="P12"/>
      <text:p text:style-name="P12">der Witz , e – dowcip</text:p>
      <text:p text:style-name="P12">witzig – dowcipny</text:p>
      <text:p text:style-name="P12"/>
      <text:p text:style-name="P12">Freundschaft – przyjaźń</text:p>
      <text:p text:style-name="P11">die Charaktereigenschaft – cecha charakteru</text:p>
      <text:p text:style-name="P11">wichtig – ważny</text:p>
      <text:p text:style-name="P11">merken – zauważyć/zapamiętać</text:p>
      <text:p text:style-name="P11"/>
      <text:p text:style-name="P11">befreundet sein mit + Dativ – być zaprzyjaźniony z kimś</text:p>
      <text:p text:style-name="P11"/>
      <text:p text:style-name="P11"/>
      <text:p text:style-name="P11"/>
      <text:p text:style-name="P11">nur dann – tylko wtedy</text:p>
      <text:p text:style-name="P11">zum Lachen bringen – rozśmieszyć</text:p>
      <text:p text:style-name="P11">bringen – przynosić</text:p>
      <text:p text:style-name="P11"/>
      <text:p text:style-name="P11">z.3/96</text:p>
      <text:p text:style-name="P11">a)</text:p>
      <text:list xml:id="list3949899522123688268" text:style-name="L5">
        <text:list-item>
          <text:p text:style-name="P25">hilfsbereit</text:p>
        </text:list-item>
        <text:list-item>
          <text:p text:style-name="P25">witzig</text:p>
        </text:list-item>
        <text:list-item>
          <text:p text:style-name="P25">authentisch</text:p>
        </text:list-item>
        <text:list-item>
          <text:p text:style-name="P25">aufmerksam</text:p>
        </text:list-item>
      </text:list>
      <text:p text:style-name="P11">b)</text:p>
      <text:p text:style-name="P11">Wenn ich Hilfe brauche, frage ich Hans Erste weil er ist hilfsbereit.</text:p>
      <text:p text:style-name="P11">Wenn ich schlechte Laune habe, gehe ich Hans Zweite weil er ist witzig.</text:p>
      <text:p text:style-name="P11">Wenn ich traurig bin, rufe ich Hans Dritte weil er ist <text:s/>offen und witzig.</text:p>
      <text:p text:style-name="P11">Wenn ich einen Tipp brauche, rufe ich Hans Vierte weil er ist intelligent und sensibel.</text:p>
      <text:p text:style-name="P11"/>
      <text:p text:style-name="P13">Stunde</text:p>
      <text:p text:style-name="P2">Thema: <text:span text:style-name="T9">Echte Freunde – Prawdziwi przyjaciele</text:span></text:p>
      <text:p text:style-name="P11"/>
      <text:p text:style-name="P11">echt – prwawdziwy</text:p>
      <text:p text:style-name="P11">halten von – uważać / sądzić coś o kimś</text:p>
      <text:p text:style-name="P11">Was hältst du von Karl? - Co uważasz o Karolu?</text:p>
      <text:p text:style-name="P11"/>
      <text:p text:style-name="P11">ehrlich = szczery/uczciwy</text:p>
      <text:p text:style-name="P11">offen – otwarty</text:p>
      <text:p text:style-name="P11">sich langwailen – nudzić się</text:p>
      <text:p text:style-name="P11">langweilig – nudny</text:p>
      <text:p text:style-name="P11">faul – leniwy</text:p>
      <text:p text:style-name="P11">fleißig – pilny</text:p>
      <text:p text:style-name="P11"/>
      <text:p text:style-name="P11">neidisch – zazdrosny/zawistny, zazdrościć komuś czegoś</text:p>
      <text:p text:style-name="P11">Herr Meyer ist neidisch auf seine Nachbarn. - Pan Meyer zazdrości swoim sąsiadom</text:p>
      <text:p text:style-name="P11">der Neid – zazdrość/zawiść</text:p>
      <text:p text:style-name="P11"/>
      <text:p text:style-name="P11">der Eifersucht - zazdrość</text:p>
      <text:p text:style-name="P11">eifersüchtig – zazdrosny o coś/kogoś</text:p>
      <text:p text:style-name="P11"/>
      <text:p text:style-name="P11">Martin ist eifers<text:span text:style-name="T7">üchtig auf seine Frau – Martin jest zazdrosny o swoją żonę.</text:span></text:p>
      <text:p text:style-name="P4"/>
      <text:p text:style-name="P4">kaputtmachen – zepsuć/zniszczyć</text:p>
      <text:p text:style-name="P14">Stunde</text:p>
      <text:p text:style-name="P7">T: <text:span text:style-name="T9">Übungen mit „wenn”.</text:span></text:p>
      <text:p text:style-name="P4"/>
      <text:p text:style-name="P4">Ein guter Freund mussen ehrlich sein</text:p>
      <text:p text:style-name="P4">wissen – wiedzieć</text:p>
      <text:p text:style-name="P4">Weißt du das?</text:p>
      <text:p text:style-name="P4">Gast du das gewusst? - Czy o tym wiedziałeś?</text:p>
      <text:p text:style-name="P4"/>
      <text:p text:style-name="P4">Gewinnen – wygrać, zdobyć</text:p>
      <text:p text:style-name="P4">Hast du das Spiel gewonnen?</text:p>
      <text:p text:style-name="P4"/>
      <text:p text:style-name="P4">Vergleichen – porównać/porównywać</text:p>
      <text:p text:style-name="P4">Wir haben die Ergebnisse verglichen.</text:p>
      <text:p text:style-name="P4"/>
      <text:p text:style-name="P4"/>
      <text:p text:style-name="P4">Z.4/107</text:p>
      <text:list xml:id="list290797510901692204" text:style-name="L6">
        <text:list-item>
          <text:p text:style-name="P19">Wenn ich krank bin, ich gehe nicht in die Schule</text:p>
        </text:list-item>
        <text:list-item>
          <text:p text:style-name="P19">Meine Freunde helfen mir, wenn ich Hilfe brauche.</text:p>
        </text:list-item>
        <text:list-item>
          <text:p text:style-name="P19">Wenn Nina traurig ist, sie hört Musik</text:p>
        </text:list-item>
        <text:list-item>
          <text:p text:style-name="P19">Ihr kommt nicht zu Juttas Party, wenn sie sauer ist.</text:p>
        </text:list-item>
        <text:list-item>
          <text:p text:style-name="P19">Ruf mich bitte an, wenn du Zeit hast.</text:p>
        </text:list-item>
        <text:list-item>
          <text:p text:style-name="P19">Was machen Sie, wenn Sie schlechte Laune haben.</text:p>
        </text:list-item>
        <text:list-item>
          <text:p text:style-name="P19">Man ist nie allein, wenn Man Freunde hat.</text:p>
        </text:list-item>
        <text:list-item>
          <text:p text:style-name="P19">Lies den Text, wenn du interessiert bist.</text:p>
        </text:list-item>
      </text:list>
      <text:p text:style-name="P3"/>
      <text:p text:style-name="P14">Stunde</text:p>
      <text:p text:style-name="P9"><text:span text:style-name="T2">Thema:</text:span><text:span text:style-name="T4"> Nebensätze mit der Konjunktion”dass”.</text:span></text:p>
      <text:p text:style-name="P4"/>
      <text:p text:style-name="P4">sagen – mówić/powiedzieć</text:p>
      <text:p text:style-name="P3">Der Lehrer hat gesagt, dass Sven faul ist. - Nauczyciel powiedział, że Sven jest leniwy.</text:p>
      <text:p text:style-name="P3"/>
      <text:p text:style-name="P3">finden – uważać</text:p>
      <text:p text:style-name="P3">Paul findet, dass Claudia attraltiv ist. - Paul uważa, że Claudia jest atrakcyjna.</text:p>
      <text:p text:style-name="P3"/>
      <text:p text:style-name="P3">denken - myśleć</text:p>
      <text:p text:style-name="P3">Denkst du, dass Matthäus witzig ist? - Czy uważasz, że Mateusz jest zabawny.</text:p>
      <text:p text:style-name="P3"/>
      <text:p text:style-name="P3">glauben – uważać/myśleć</text:p>
      <text:p text:style-name="P3">Glaubst du, dass Szczepan dumm ist? - Czy uważasz, że Szczepan jest głupi?</text:p>
      <text:p text:style-name="P3"/>
      <text:p text:style-name="P3">hören - uszłyszeć</text:p>
      <text:p text:style-name="P3">Hast du gehört, dass Jakob zum Arzt gegangen ist?</text:p>
      <text:p text:style-name="P3"/>
      <text:p text:style-name="P3">wissen – wiedzieć</text:p>
      <text:p text:style-name="P3">Hast du gewusst, dass Philip Ski fahren kann?</text:p>
      <text:p text:style-name="P3"/>
      <text:p text:style-name="P3">sicher – pewny/bezpieczny</text:p>
      <text:p text:style-name="P3"/>
      <text:p text:style-name="P14">Stunde</text:p>
      <text:p text:style-name="P7">Thema: <text:span text:style-name="T9">Indirekte Fragesätze – zdania pytające zależne</text:span></text:p>
      <text:p text:style-name="P4"/>
      <text:p text:style-name="P4">„Ist Jasmin nett?” - „Czy Jasmin jest miła?”</text:p>
      <text:p text:style-name="P4"/>
      <text:p text:style-name="P4">ob – czy [spójnik]</text:p>
      <text:p text:style-name="P4"/>
      <text:p text:style-name="P4">Ich weiß nicht,ob Jasmin nett ist.</text:p>
      <text:p text:style-name="P4">[szyk końcowy]</text:p>
      <text:p text:style-name="P3"/>
      <text:p text:style-name="P3">Weißt du, ob wir morgen ins Kino gehen? - Wiesz czy, jutro idziemy do kina?</text:p>
      <text:p text:style-name="P3"/>
      <text:p text:style-name="P3"/>
      <text:p text:style-name="P3"/>
      <text:p text:style-name="P3">Zdania poboczne ze słowami pytającymi:</text:p>
      <text:list xml:id="list2466527542730243216" text:style-name="L7">
        <text:list-item>
          <text:p text:style-name="P20">wer, was</text:p>
        </text:list-item>
        <text:list-item>
          <text:p text:style-name="P20">wessen</text:p>
        </text:list-item>
        <text:list-item>
          <text:p text:style-name="P20">wem</text:p>
        </text:list-item>
        <text:list-item>
          <text:p text:style-name="P20">wen</text:p>
        </text:list-item>
        <text:list-item>
          <text:p text:style-name="P20">wo</text:p>
        </text:list-item>
        <text:list-item>
          <text:p text:style-name="P20">wohin</text:p>
        </text:list-item>
        <text:list-item>
          <text:p text:style-name="P20">woher</text:p>
        </text:list-item>
        <text:list-item>
          <text:p text:style-name="P20">wie</text:p>
        </text:list-item>
        <text:list-item>
          <text:p text:style-name="P20">warum<text:tab/><text:tab/>- dlaczego</text:p>
        </text:list-item>
        <text:list-item>
          <text:p text:style-name="P20">wie viel<text:tab/>- ile</text:p>
        </text:list-item>
        <text:list-item>
          <text:p text:style-name="P20">welche<text:tab/></text:p>
        </text:list-item>
        <text:list-item>
          <text:p text:style-name="P20">was für ein(e)</text:p>
        </text:list-item>
      </text:list>
      <text:p text:style-name="P8"/>
      <text:p text:style-name="P3">„Wo wohnst du jetzt?” - Gdzie teraz mieszkasz”</text:p>
      <text:p text:style-name="P3">Sag mir bitte, wo du jetzt wohnst.</text:p>
      <text:p text:style-name="P3"/>
      <text:p text:style-name="P3">„Warum lernen Sie Japanisch?”</text:p>
      <text:p text:style-name="P3">Können Sie mir sagen, warum Sie Japanisch lernen? - Czy może mi pań powiedzieć, dlaczego uczy się pań japońskiego?</text:p>
      <text:p text:style-name="P3"/>
      <text:p text:style-name="P3">wiegen – ważyć</text:p>
      <text:p text:style-name="P3"/>
      <text:p text:style-name="P3"/>
      <text:p text:style-name="P14">Stunde</text:p>
      <text:p text:style-name="P7">Thema:<text:span text:style-name="T9"> Gefühle und Emotionen.</text:span></text:p>
      <text:p text:style-name="P4"/>
      <text:p text:style-name="P4">das Gefühl, e – uczucie</text:p>
      <text:p text:style-name="P4">die Emotion, en – emocje</text:p>
      <text:p text:style-name="P3"/>
      <text:p text:style-name="P3">froh – radosny/wesoły</text:p>
      <text:p text:style-name="P3">sauer – kwaśny</text:p>
      <text:p text:style-name="P3">sauer sein auf + Akk. – być złym na kogoś</text:p>
      <text:p text:style-name="P3">wütend sein auf +Akk. – być wściekłym na kogoś</text:p>
      <text:p text:style-name="P3"/>
      <text:p text:style-name="P3">Bist du sauer auf mich? - Czy jesteś zły na mnie?</text:p>
      <text:p text:style-name="P3">Ich bin wütend auf dich. - Jestem na ciebie wściekły.</text:p>
      <text:p text:style-name="P3"/>
      <text:p text:style-name="P3">sich freuen – cieszyć się</text:p>
      <text:p text:style-name="P3"/>
      <text:p text:style-name="P3">zuverlässig – solidny/rzetelny</text:p>
      <text:p text:style-name="P3">ehrlich – szczery/uczciwy</text:p>
      <text:p text:style-name="P3">(sich) ärgern - złościć (się)</text:p>
      <text:p text:style-name="P3">Ich ärgere mich über Karl, wenn er zu spät kommt. - Złoszczę się na Karola gdy przychodzi za późno</text:p>
      <text:p text:style-name="P3"/>
      <text:p text:style-name="P3"/>
      <text:p text:style-name="P3"/>
      <text:p text:style-name="P3">z.1c/100</text:p>
      <text:p text:style-name="P3">Ulli: Kochani, to znowu ja. Dziękuję za wasze interesujące odpowiedzi na moje ostatnie pytanie! Mam teraz jeszcze jedno. Co was złości w waszych przyjaciołach? Co wam się nie podoba.</text:p>
      <text:p text:style-name="P3">Daniel: Złości mnie, gdy ktoś jest nieszczery. Moi przyjaciele nie mogą mi ciągle mówić, że jestem świetny. Nikt nie jest bez wad. Pan/Pani może mnie czasami skrytykować. Cenię to, gdy ktoś jest bezpośredni. Cieszy minie to że moi przyjaciele są bezpośredni.</text:p>
      <text:p text:style-name="P3">Mara: Dla mnie jest ważne, że moi przyjaciele mnie akceptują, taką jaką jestem[?].Nie jestem idealna, ale denerwuję się gdy, ktoś krytykuje mój wygląd.</text:p>
      <text:p text:style-name="P3">Cristian: Dla mnie dobry przyjaciel musi dotrzymywać słowa. Nie lubię gdy ludzie mówią jedno, a robią drugie. Jak mówi się, że coś się zrobi, to powinno się to faktycznie zrobić. Bez jeśli i ale. Denerwuję się gdy moi przyjaciele są niesłowni.</text:p>
      <text:p text:style-name="P3"/>
      <text:p text:style-name="P14">Stunde</text:p>
      <text:p text:style-name="P7">Thema:<text:span text:style-name="T9"> Wiederholing der Nebensätze.</text:span></text:p>
      <text:p text:style-name="P3">I. Erg</text:p>
      <text:p text:style-name="P3">Martin ist sauer. Seine Freunde kritisieren ihn. (wenn)</text:p>
      <text:p text:style-name="P3">Es ist schade. Sonja ist egoistisch. (dass)</text:p>
      <text:p text:style-name="P3">Max hat mich gefragt: „Ist deine Schwester hübsch?” (ob)</text:p>
      <text:p text:style-name="P3">…., ob meine Schwester hübsch ist.</text:p>
      <text:p text:style-name="P3"/>
      <text:p text:style-name="P3">Tanja hat gesagt: „Ich bin wütend auf dich.” (dass)</text:p>
      <text:p text:style-name="P3">…, dass sie wütend auf mich ist.</text:p>
      <text:p text:style-name="P3"/>
      <text:p text:style-name="P3"/>
      <text:p text:style-name="P3">III. Bilde indirekte Fragesätze:</text:p>
      <text:p text:style-name="P3">Wen rufst du an? - Die Mutter fragt, wen du anrufst.</text:p>
      <text:p text:style-name="P3">Was bist du von Beruf? - Ich möchte wissen, was du von Beruf bist.</text:p>
      <text:p text:style-name="P3"/>
      <text:p text:style-name="P3">IV. Beende die Sätze!</text:p>
      <text:p text:style-name="P3">Ich habe gehört, dass...</text:p>
      <text:p text:style-name="P3">Hast du gewusst,dass...</text:p>
      <text:p text:style-name="P3">Wir möchten wissen, ob...</text:p>
      <text:p text:style-name="P3">Der Lehrer hat gefragt, ob...</text:p>
      <text:p text:style-name="P3">Ich langweile mich, wenn...</text:p>
      <text:p text:style-name="P3">Ich bin traurig, wenn...</text:p>
      <text:p text:style-name="P3">Monika hat gefragt, wohin...</text:p>
      <text:p text:style-name="P3">Wisst ihr, wann...</text:p>
      <text:p text:style-name="P3"/>
      <text:p text:style-name="P8"><text:span text:style-name="T4">Ü</text:span><text:span text:style-name="T3">ü</text:span></text:p>
      <text:p text:style-name="P8"><text:span text:style-name="T4">Ö</text:span><text:span text:style-name="T3">ö</text:span></text:p>
      <text:p text:style-name="P8"><text:span text:style-name="T4">Ä</text:span><text:span text:style-name="T3">ä</text:span></text:p>
      <text:p text:style-name="P3">ẞß</text:p>
      <text:p text:style-name="P6">132 ä<text:tab/><text:tab/>142 Ä<text:tab/><text:tab/>148 ö<text:tab/><text:tab/>153 Ö</text:p>
      <text:p text:style-name="P6">129 ü<text:tab/><text:tab/>154 Ü<text:tab/><text:tab/>225 ß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9-07T08:34:11.12</meta:creation-date>
    <dc:date>2023-11-09T09:11:22.02</dc:date>
    <meta:editing-duration>PT7H15M8S</meta:editing-duration>
    <meta:editing-cycles>204</meta:editing-cycles>
    <meta:generator>OpenOffice/4.1.14$Win32 OpenOffice.org_project/4114m1$Build-9811</meta:generator>
    <meta:document-statistic meta:table-count="0" meta:image-count="0" meta:object-count="0" meta:page-count="10" meta:paragraph-count="210" meta:word-count="1280" meta:character-count="7471"/>
  </office:meta>
</office:document-meta>
</file>